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color="#ff0000" style:font-name="Consolas" style:font-name-asian="Consolas1" style:font-name-complex="Consolas1"/>
    </style:style>
    <style:style style:name="P3" style:family="paragraph" style:parent-style-name="Standard">
      <style:paragraph-properties fo:margin-top="0cm" fo:margin-bottom="0cm" loext:contextual-spacing="false"/>
      <style:text-properties style:font-name="Consolas" style:font-name-asian="Consolas1" style:font-name-complex="Consolas1"/>
    </style:style>
    <style:style style:name="P4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color="#6aa84f" style:font-name="Consolas" style:font-name-asian="Consolas1" style:font-name-complex="Consolas1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Consolas" style:font-name-asian="Consolas1" style:font-name-complex="Consolas1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Consolas" fo:font-weight="bold" style:font-name-asian="Consolas1" style:font-weight-asian="bold" style:font-name-complex="Consolas1"/>
    </style:style>
    <style:style style:name="P9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</style:style>
    <style:style style:name="P10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style:font-name="Consolas" style:font-name-asian="Consolas1" style:font-name-complex="Consolas1"/>
    </style:style>
    <style:style style:name="T1" style:family="text">
      <style:text-properties fo:color="#3c78d8" style:font-name="Consolas" style:font-name-asian="Consolas1" style:font-name-complex="Consolas1"/>
    </style:style>
    <style:style style:name="T2" style:family="text">
      <style:text-properties style:font-name="Consolas" style:font-name-asian="Consolas1" style:font-name-complex="Consolas1"/>
    </style:style>
    <style:style style:name="T3" style:family="text">
      <style:text-properties fo:color="#ff0000" style:font-name="Consolas" style:font-name-asian="Consolas1" style:font-name-complex="Consolas1"/>
    </style:style>
    <style:style style:name="T4" style:family="text">
      <style:text-properties fo:color="#4a86e8" style:font-name="Consolas" style:font-name-asian="Consolas1" style:font-name-complex="Consolas1"/>
    </style:style>
    <style:style style:name="T5" style:family="text">
      <style:text-properties fo:color="#9900ff" style:font-name="Consolas" style:font-name-asian="Consolas1" style:font-name-complex="Consolas1"/>
    </style:style>
    <style:style style:name="T6" style:family="text">
      <style:text-properties fo:color="#6aa84f" style:font-name="Consolas" style:font-name-asian="Consolas1" style:font-name-complex="Consolas1"/>
    </style:style>
    <style:style style:name="T7" style:family="text">
      <style:text-properties fo:color="#b45f06" style:font-name="Consolas" style:font-name-asian="Consolas1" style:font-name-complex="Consolas1"/>
    </style:style>
    <style:style style:name="T8" style:family="text">
      <style:text-properties fo:color="#ff00ff" style:font-name="Consolas" style:font-name-asian="Consolas1" style:font-name-complex="Consolas1"/>
    </style:style>
    <style:style style:name="T9" style:family="text">
      <style:text-properties fo:color="#1155cc" style:font-name="Consolas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ipo33 </text:span><text:span text:style-name="T2">variableName;</text:span></text:p>
      <text:p text:style-name="P2"/>
      <text:p text:style-name="P1"><text:span text:style-name="T1">Tipo78 </text:span><text:span text:style-name="T2">functionName(</text:span><text:span text:style-name="T1">Tipo56</text:span><text:span text:style-name="T3"> </text:span><text:span text:style-name="T2">param1,</text:span><text:span text:style-name="T3"> </text:span><text:span text:style-name="T1">Tipo43 </text:span><text:span text:style-name="T2">param2){</text:span></text:p>
      <text:p text:style-name="P1"><text:span text:style-name="T2">...</text:span></text:p>
      <text:p text:style-name="P1"><text:span text:style-name="T2">}</text:span></text:p>
      <text:p text:style-name="P3"/>
      <text:p text:style-name="P1"><text:span text:style-name="T2">f </text:span><text:span text:style-name="T1">= Tipo89 </text:span><text:span text:style-name="T2">(</text:span><text:span text:style-name="T1">Tipo56</text:span><text:span text:style-name="T3"> </text:span><text:span text:style-name="T2">param1,</text:span><text:span text:style-name="T3"> </text:span><text:span text:style-name="T1">Tipo43 </text:span><text:span text:style-name="T2">param2){</text:span></text:p>
      <text:p text:style-name="P1"><text:span text:style-name="T2">...</text:span></text:p>
      <text:p text:style-name="P1"><text:span text:style-name="T2">}</text:span></text:p>
      <text:p text:style-name="P3"/>
      <text:p text:style-name="P2"/>
      <text:p text:style-name="P1"><text:span text:style-name="T3">class </text:span><text:span text:style-name="T4">MyClass </text:span><text:span text:style-name="T3">subclassOf </text:span><text:span text:style-name="T4">MySuperClass</text:span></text:p>
      <text:p text:style-name="P3"/>
      <text:p text:style-name="P5"><text:span text:style-name="T4">Tipo1 </text:span><text:span text:style-name="T5">Name1</text:span><text:span text:style-name="T2">;</text:span><text:span text:style-name="T5"> </text:span><text:span text:style-name="T6">//variable de clase</text:span></text:p>
      <text:p text:style-name="P5"><text:span text:style-name="T4">Tipo2 </text:span><text:span text:style-name="T5">name1</text:span><text:span text:style-name="T2">;</text:span><text:span text:style-name="T5"> </text:span><text:span text:style-name="T6">//variable de instancia</text:span></text:p>
      <text:p text:style-name="P6"/>
      <text:p text:style-name="P5"><text:span text:style-name="T6">//método de clase</text:span></text:p>
      <text:p text:style-name="P1"><text:span text:style-name="T2"><text:tab/></text:span><text:span text:style-name="T4">Tipo3 </text:span><text:span text:style-name="T5">Name2</text:span><text:span text:style-name="T2">(</text:span><text:span text:style-name="T7">Tipo4 </text:span><text:span text:style-name="T2">param1, </text:span><text:span text:style-name="T7">Tipo5 </text:span><text:span text:style-name="T2">param2) {</text:span></text:p>
      <text:p text:style-name="P3"/>
      <text:p text:style-name="P5"><text:span text:style-name="T2">}</text:span></text:p>
      <text:p text:style-name="P7"/>
      <text:p text:style-name="P5"><text:span text:style-name="T6">//método de instancia</text:span></text:p>
      <text:p text:style-name="P5"><text:span text:style-name="T1">Tipo6 </text:span><text:span text:style-name="T5">name2</text:span><text:span text:style-name="T2">(</text:span><text:span text:style-name="T7">Tipo7 </text:span><text:span text:style-name="T2">param1) {<text:tab/></text:span></text:p>
      <text:p text:style-name="P5"><text:span text:style-name="T2"><text:tab/></text:span><text:span text:style-name="T1">Unnamed </text:span><text:span text:style-name="T2">func &lt;- </text:span><text:span text:style-name="T1">Tipo10 </text:span><text:span text:style-name="T2">(</text:span><text:span text:style-name="T7">Tipo12 </text:span><text:span text:style-name="T2">param1, </text:span><text:span text:style-name="T7">Tipo12 </text:span><text:span text:style-name="T2">param2) { </text:span></text:p>
      <text:p text:style-name="P9"><text:span text:style-name="T1">Tipo12 </text:span><text:span text:style-name="T2">instanciaTipo12 &lt;- </text:span><text:span text:style-name="T1">Tipo12</text:span><text:span text:style-name="T2">.new;</text:span></text:p>
      <text:p text:style-name="P9"><text:span text:style-name="T2">^param1 * param2 * instanciaTipo12;</text:span></text:p>
      <text:p text:style-name="P9"><text:span text:style-name="T2">};</text:span></text:p>
      <text:p text:style-name="P7"/>
      <text:p text:style-name="P5"><text:span text:style-name="T2"><text:tab/></text:span><text:span text:style-name="T1">Tipo9 </text:span><text:span text:style-name="T2">instanciaTipo9 &lt;- </text:span><text:span text:style-name="T1">Tipo9</text:span><text:span text:style-name="T2">.new;</text:span></text:p>
      <text:p text:style-name="P7"/>
      <text:p text:style-name="P9"><text:span text:style-name="T1">Tipo8 </text:span><text:span text:style-name="T2">instanciaTipo8 &lt;- </text:span><text:span text:style-name="T8">self</text:span><text:span text:style-name="T2"> </text:span><text:span text:style-name="T5">name3 </text:span><text:span text:style-name="T2">instanciaTipo9 func; </text:span></text:p>
      <text:p text:style-name="P5"><text:span text:style-name="T2">}</text:span></text:p>
      <text:p text:style-name="P7"/>
      <text:p text:style-name="P5"><text:span text:style-name="T6">//método de instancia</text:span></text:p>
      <text:p text:style-name="P5"><text:span text:style-name="T1">Tipo8 </text:span><text:span text:style-name="T5">name3</text:span><text:span text:style-name="T2">(</text:span><text:span text:style-name="T7">Tipo9 </text:span><text:span text:style-name="T2">param1, </text:span><text:span text:style-name="T7">Unnamed </text:span><text:span text:style-name="T2">function) {</text:span></text:p>
      <text:p text:style-name="P7"/>
      <text:p text:style-name="P9"><text:span text:style-name="T2">function (</text:span><text:span text:style-name="T1">Tipo12 </text:span><text:span text:style-name="T2">New </text:span><text:span text:style-name="T1">Tipo12 </text:span><text:span text:style-name="T2">New); pendiente!!!!</text:span></text:p>
      <text:p text:style-name="P9"><text:span text:style-name="T1">Tipo10 </text:span><text:span text:style-name="T2">instanciaTipo10 &lt;- function (</text:span><text:span text:style-name="T1">Tipo12.</text:span><text:span text:style-name="T2">new </text:span><text:span text:style-name="T1">Tipo12.</text:span><text:span text:style-name="T2">new); pendiente!!!!</text:span></text:p>
      <text:p text:style-name="P9"><text:span text:style-name="T2">instanciaTipo10 &lt;- function (</text:span><text:span text:style-name="T1">Tipo12.</text:span><text:span text:style-name="T2">new </text:span><text:span text:style-name="T1">Tipo12.</text:span><text:span text:style-name="T2">new); pendiente!!!!</text:span></text:p>
      <text:p text:style-name="P9"><text:span text:style-name="T2">(function (</text:span><text:span text:style-name="T1">Tipo12.</text:span><text:span text:style-name="T2">new </text:span><text:span text:style-name="T1">Tipo12.</text:span><text:span text:style-name="T2">new)) + 10; pendiente!!!!</text:span></text:p>
      <text:p text:style-name="P10"/>
      <text:p text:style-name="P9"><text:span text:style-name="T5">Name1 </text:span><text:span text:style-name="T2">suma 3;</text:span></text:p>
      <text:p text:style-name="P9"><text:span text:style-name="T2">Integer.abc(fu,fa,fi);</text:span></text:p>
      <text:p text:style-name="P9"><text:span text:style-name="T1">Integer </text:span><text:span text:style-name="T2">k;</text:span></text:p>
      <text:p text:style-name="P9"><text:span text:style-name="T9">Integer </text:span><text:span text:style-name="T2">n &lt;- </text:span><text:span text:style-name="T1">Integer.</text:span><text:span text:style-name="T2">new;</text:span></text:p>
      <text:p text:style-name="P9"><text:span text:style-name="T2">n;</text:span></text:p>
      <text:p text:style-name="P9"><text:span text:style-name="T2">n value b + c * d / e;</text:span></text:p>
      <text:p text:style-name="P9"><text:soft-page-break/><text:span text:style-name="T2">^n &lt;- </text:span><text:span text:style-name="T1">Integer.</text:span><text:span text:style-name="T2">new;</text:span></text:p>
      <text:p text:style-name="P10"/>
      <text:p text:style-name="P5"><text:span text:style-name="T2">}</text:span></text:p>
      <text:p text:style-name="P7"/>
      <text:p text:style-name="P5"><text:span text:style-name="T2">---------------------------------</text:span></text:p>
      <text:p text:style-name="P7"/>
      <text:p text:style-name="P5"><text:span text:style-name="T1">Tipo10 </text:span><text:span text:style-name="T2">(</text:span><text:span text:style-name="T7">Tipo12 </text:span><text:span text:style-name="T2">param1, </text:span><text:span text:style-name="T7">Tipo12 </text:span><text:span text:style-name="T2">param2) { </text:span></text:p>
      <text:p text:style-name="P9"><text:span text:style-name="T1">Tipo12 </text:span><text:span text:style-name="T2">instanciaTipo12 &lt;- </text:span><text:span text:style-name="T1">Tipo12</text:span><text:span text:style-name="T2"> New</text:span></text:p>
      <text:p text:style-name="P9"><text:span text:style-name="T2">param1 * param2 * instanciaTipo12</text:span></text:p>
      <text:p text:style-name="P9"><text:span text:style-name="T2">} (</text:span><text:span text:style-name="T1">Tipo12 </text:span><text:span text:style-name="T2">New </text:span><text:span text:style-name="T1">Tipo12 </text:span><text:span text:style-name="T2">New)</text:span>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0.503cm" fo:margin-right="0.503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1" meta:word-count="160" meta:character-count="1143" meta:non-whitespace-character-count="1017"/>
    <meta:generator>LibreOffice/5.0.6.3$Windows_X86_64 LibreOffice_project/490fc03b25318460cfc54456516ea2519c11d1aa</meta:generator>
  </office:meta>
</office:document-meta>
</file>